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2">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list-style-name="L1">
      <style:paragraph-properties fo:text-align="start" style:justify-single-word="false"/>
    </style:style>
    <style:style style:name="P5" style:family="paragraph" style:parent-style-name="Text_20_body" style:list-style-name="L1">
      <style:paragraph-properties fo:text-align="start" style:justify-single-word="false"/>
    </style:style>
    <style:style style:name="P6" style:family="paragraph" style:parent-style-name="Text_20_body" style:list-style-name="L2">
      <style:paragraph-properties fo:text-align="start" style:justify-single-word="false"/>
    </style:style>
    <style:style style:name="P7" style:family="paragraph" style:parent-style-name="Text_20_body" style:list-style-name="L2">
      <style:paragraph-properties fo:text-align="start" style:justify-single-word="false"/>
    </style:style>
    <style:style style:name="P8" style:family="paragraph" style:parent-style-name="Text_20_body" style:list-style-name="L1">
      <style:paragraph-properties fo:text-align="start" style:justify-single-word="false"/>
    </style:style>
    <style:style style:name="P9" style:family="paragraph" style:parent-style-name="Text_20_body" style:list-style-name="L1">
      <style:paragraph-properties fo:text-align="start" style:justify-single-word="false"/>
    </style:style>
    <style:style style:name="P10" style:family="paragraph" style:parent-style-name="Text_20_body" style:list-style-name="L1">
      <style:paragraph-properties fo:text-align="start" style:justify-single-word="fals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Updating PAL for Mixture Likelihood</text:h>
      <text:p text:style-name="P3">The scenario: we have a set of taxa. We have two (or more) ML trees, each with its own model, each on a subset of the taxa. <text:s/>(For now, assume the model is single rate matrix throughout tree, no rate classes, no invariant sites.) The trees are compatible. We want to calculate the likelihood of the supertree, where for edges on the supertree which are in common between the input trees, the rate matrix is a weighted average of the models which contain that edge. The weights are unknown, different for each edge, and to be optimized.</text:p>
      <text:p text:style-name="P3"/>
      <text:p text:style-name="P3">What I need:</text:p>
      <text:list text:style-name="L1">
        <text:list-item>
          <text:p text:style-name="P4">A 'mixture model' evolutionary model. Specifies the set of rate matricies.</text:p>
        </text:list-item>
        <text:list-item>
          <text:p text:style-name="P4">Each edge of the tree needs to know which submodels contribute to it, and what their weights are. One could do this as an edge length plus sum-to-one weights, or as an edge length per model. (Actual tree edge length = the sum of these lengths.) Following current PAL methods, this information would be attached to the child node of the edge. Call it a 'mixture node', and a tree containing them a 'mixture tree'</text:p>
        </text:list-item>
        <text:list-item>
          <text:p text:style-name="P4">A likelihood calculator on a mixture tree and the corresponding mixture model.</text:p>
        </text:list-item>
        <text:list-item>
          <text:p text:style-name="P4">A mixture tree generator: given a set of (tree+model), returns mixture tree + mixture model.</text:p>
        </text:list-item>
        <text:list-item>
          <text:p text:style-name="P4">A likelihood optimizer which works on the mixture model</text:p>
        </text:list-item>
      </text:list>
      <text:p text:style-name="P3"/>
      <text:p text:style-name="P3">Some theoretical issues: </text:p>
      <text:list text:style-name="L2">
        <text:list-item>
          <text:p text:style-name="P6">If two models are very similar, the weight given to each on an edge will have very little effect on the likelihood, which could cause optimization issues</text:p>
        </text:list-item>
        <text:list-item>
          <text:p text:style-name="P6">Do the models need to have the same nucleotide frequencies? If not, will the weighting of edges simply try to match nucleotide frequencies instead of reflecting the importance of each model? (Do we care?)</text:p>
        </text:list-item>
      </text:list>
      <text:h text:style-name="P2" text:outline-level="2">Detailed Design</text:h>
      <text:h text:style-name="Heading_20_2" text:outline-level="2">Class MixtureNode extends SimpleNode</text:h>
      <text:h text:style-name="Heading_20_3" text:outline-level="3">New data members: </text:h>
      <text:p text:style-name="Text_20_body">mixModel: ptr to a MixtureModel</text:p>
      <text:p text:style-name="Text_20_body">contributingModels: boolean array, length = number of models in MixtureModel</text:p>
      <text:p text:style-name="Text_20_body">edgeLengths[number of models in the MixtureModel]: edge lengths (to be optimized). This will always be zero where contributingModels is 'false'. (Alternative: make the vector shorter by omitting the known zeros. Not much of an issue either way.)</text:p>
      <text:p text:style-name="Text_20_body">!!! SimpleNode has std error in branch length – do I need a vector of these also? A covariance matrix?</text:p>
      <text:h text:style-name="Heading_20_3" text:outline-level="3"><text:soft-page-break/>New methods:</text:h>
      <text:p text:style-name="Text_20_body">To be determined</text:p>
      <text:h text:style-name="Heading_20_2" text:outline-level="2">Class MixtureSubstitutionModel extends Parameterized.ParameterizedUser implements SubstitutionModel</text:h>
      <text:p text:style-name="Text_20_body">(copied from GeneralRateDistributionSubstitutionModel)</text:p>
      <text:p text:style-name="Text_20_body"/>
      <text:p text:style-name="Text_20_body">Should be very similar to GeneralRateDistributionSubstitutionModel, but holds an array of rate matricies. </text:p>
      <text:p text:style-name="Text_20_body">Data members (compared to <text:s/>GeneralRateDistributionSubstitutionModel):</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Michael Woodhams</meta:initial-creator>
    <meta:creation-date>2009-01-22T13:26:58</meta:creation-date>
    <dc:creator>Michael Woodhams</dc:creator>
    <dc:date>2009-01-22T17:10:39</dc:date>
    <meta:editing-cycles>7</meta:editing-cycles>
    <meta:editing-duration>PT3H38M31S</meta:editing-duration>
    <meta:user-defined meta:name="Info 1"/>
    <meta:user-defined meta:name="Info 2"/>
    <meta:user-defined meta:name="Info 3"/>
    <meta:user-defined meta:name="Info 4"/>
    <meta:document-statistic meta:table-count="0" meta:image-count="0" meta:object-count="0" meta:page-count="2" meta:paragraph-count="24" meta:word-count="403" meta:character-count="2552"/>
  </office:meta>
</office:document-meta>
</file>